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6" style:family="table-cell" style:parent-style-name="Default">
      <style:text-properties style:font-name="Liberation Sans" style:font-name-asian="AR PL SungtiL GB" style:font-name-complex="Lohit Hindi"/>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 Box photos: Nikon 4539, Nikon 4557, Nikon 4568 through 4594 (inclusive); not yet in Ember Librar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 Box (bag) photos: Nikon 4540;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9" calcext:value-type="float">
            <text:p>10459</text:p>
          </table:table-cell>
          <table:table-cell office:value-type="string" calcext:value-type="string">
            <text:p>Item</text:p>
          </table:table-cell>
          <table:table-cell table:style-name="ce6"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office:value-type="float" office:value="10442" calcext:value-type="float">
            <text:p>10442</text:p>
          </table:table-cell>
          <table:table-cell table:number-columns-repeated="1019"/>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3" calcext:value-type="float">
            <text:p>10463</text:p>
          </table:table-cell>
          <table:table-cell office:value-type="string" calcext:value-type="string">
            <text:p>Item</text:p>
          </table:table-cell>
          <table:table-cell office:value-type="string" calcext:value-type="string">
            <text:p>Four nut-like plumbing components; one curved piece of copper.</text:p>
          </table:table-cell>
          <table:table-cell office:value-type="string" calcext:value-type="string">
            <text:p><text:span text:style-name="T2">Are these entered individually somewhere? Why are they a group photo?</text:span> Group photo: Nikon 4451;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8" calcext:value-type="float">
            <text:p>10468</text:p>
          </table:table-cell>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9" calcext:value-type="float">
            <text:p>10469</text:p>
          </table:table-cell>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0" calcext:value-type="float">
            <text:p>10470</text:p>
          </table:table-cell>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1" calcext:value-type="float">
            <text:p>10471</text:p>
          </table:table-cell>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2" calcext:value-type="float">
            <text:p>10472</text:p>
          </table:table-cell>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3" calcext:value-type="float">
            <text:p>10473</text:p>
          </table:table-cell>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office:value-type="float" office:value="10430" calcext:value-type="float">
            <text:p>10430</text:p>
          </table:table-cell>
          <table:table-cell table:number-columns-repeated="1019"/>
        </table:table-row>
        <table:table-row table:style-name="ro2">
          <table:table-cell office:value-type="float" office:value="10474" calcext:value-type="float">
            <text:p>10474</text:p>
          </table:table-cell>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5" calcext:value-type="float">
            <text:p>10475</text:p>
          </table:table-cell>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6" calcext:value-type="float">
            <text:p>10476</text:p>
          </table:table-cell>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 Made of two pieces.</text:p>
          </table:table-cell>
          <table:table-cell office:value-type="string" calcext:value-type="string">
            <text:p>Item photos: Nikon 4519 through 4513 (inclusive); not yet in Ember Library. More item photos, with the two parts unscrewed from each other: Nikon 4536 through 4538 (inclusive); not yet in Ember Library. Also in a group photo with DR#10477, DR#10478,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7" calcext:value-type="float">
            <text:p>10477</text:p>
          </table:table-cell>
          <table:table-cell/>
          <table:table-cell office:value-type="string" calcext:value-type="string">
            <text:p>Hollow metal cylinder, with hex head on one side and threads on the outside of the other side.</text:p>
          </table:table-cell>
          <table:table-cell office:value-type="string" calcext:value-type="string">
            <text:p>Item photos: Nikon 4520 through 4526 (inclusive); not yet in Ember Library. Also in a group photo with DR#10476, DR#10478,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8" calcext:value-type="float">
            <text:p>10478</text:p>
          </table:table-cell>
          <table:table-cell/>
          <table:table-cell office:value-type="string" calcext:value-type="string">
            <text:p>Piece of paper with text reading “Hillard says this is good.” on one side (the other side is blank). The piece of paper when laid flat is narrower across its narrow dimension than DR#10479.</text:p>
          </table:table-cell>
          <table:table-cell office:value-type="string" calcext:value-type="string">
            <text:p>Item photos: Nikon 4527 through 4528 (inclusive); not yet in Ember Library. Also in a group photo with DR#10476, DR#10477,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9" calcext:value-type="float">
            <text:p>10479</text:p>
          </table:table-cell>
          <table:table-cell/>
          <table:table-cell office:value-type="string" calcext:value-type="string">
            <text:p>Piece of paper with text reading “Hillard says this is good.” on one side (the other side is blank). The piece of paper when laid flat is narrower across its narrow dimension than DR#10478.</text:p>
          </table:table-cell>
          <table:table-cell office:value-type="string" calcext:value-type="string">
            <text:p>Item photos: Nikon 4529 through 4530 (inclusive); not yet in Ember Library. Also in a group photo with DR#10476, DR#10477, DR #10478,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0" calcext:value-type="float">
            <text:p>10480</text:p>
          </table:table-cell>
          <table:table-cell/>
          <table:table-cell office:value-type="string" calcext:value-type="string">
            <text:p>Black circular toilet float (hockey-puck looking) with a chain and hook at the end of the chain, and with text reading “for toilet tank” on a label attached to the chain.</text:p>
          </table:table-cell>
          <table:table-cell office:value-type="string" calcext:value-type="string">
            <text:p>Item photos: Nikon 4531 through 4534 (inclusive); not yet in Ember Library. Also in a group photo with DR#10476, DR#10477, DR #10478, and DR#10479: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1" calcext:value-type="float">
            <text:p>10481</text:p>
          </table:table-cell>
          <table:table-cell/>
          <table:table-cell office:value-type="string" calcext:value-type="string">
            <text:p>Hannaford / Shop ‘n Save grocery bag. Marked “New~ Hannaford Brand Products” / “Prices less than national brands and available exclusively from Shop ‘n Save.” / “This bag contains not less than 25% post-consumer recycled plastic.”</text:p>
          </table:table-cell>
          <table:table-cell office:value-type="string" calcext:value-type="string">
            <text:p>Item photos: Nikon 4543 through 455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2" calcext:value-type="float">
            <text:p>10482</text:p>
          </table:table-cell>
          <table:table-cell/>
          <table:table-cell office:value-type="string" calcext:value-type="string">
            <text:p>Ceramic tube; appears to be broken at one end. More than 6” long, I’d say (although I haven’t measured it).</text:p>
          </table:table-cell>
          <table:table-cell office:value-type="string" calcext:value-type="string">
            <text:p>Item photos: Nikon 4558 through 4567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4">00/00/0000</text:date>, <text:time style:data-style-name="N2" text:time-value="17:12:42.54583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12-24T23:05:36.721242000</dc:date>
    <meta:editing-duration>PT14H49M19S</meta:editing-duration>
    <meta:editing-cycles>206</meta:editing-cycles>
    <meta:generator>LibreOffice/5.4.4.2$MacOSX_X86_64 LibreOffice_project/2524958677847fb3bb44820e40380acbe820f960</meta:generator>
    <meta:document-statistic meta:table-count="3" meta:cell-count="12095" meta:object-count="0"/>
  </office:meta>
</office:document-meta>
</file>